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font-name="robot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. My name is Sergey Burlaka.</text:p>
      <text:p text:style-name="Standard">I am looking for a job as a junior<text:span text:style-name="T1"> javascript</text:span> developer, <text:span text:style-name="T1">(p</text:span>referably React.<text:span text:style-name="T1">js</text:span> <text:span text:style-name="T1">framework).</text:span></text:p>
      <text:p text:style-name="Standard">I have experience with the Angular.<text:span text:style-name="T1">js</text:span> Node.<text:span text:style-name="T1">js Express</text:span> and Mongo<text:span text:style-name="T1">DB</text:span>.</text:p>
      <text:p text:style-name="P1"><text:span text:style-name="T2">I participated in the development of an application for the restaurant business and resorts.</text:span> </text:p>
      <text:p text:style-name="Standard">(year and three months)</text:p>
      <text:p text:style-name="Standard">I also have experience in helping to create a project using React.<text:span text:style-name="T1">js</text:span> and Mob X</text:p>
      <text:p text:style-name="Standard">It was update <text:span text:style-name="T2">application for the restaurant</text:span>, transition to the React framework.</text:p>
      <text:p text:style-name="Standard"><text:s/>(two and a half months)</text:p>
      <text:p text:style-name="Standard">My last project used React and <text:span text:style-name="T1">Redux.</text:span></text:p>
      <text:p text:style-name="P2">It was aplication for setup electronic equipment.</text:p>
      <text:p text:style-name="Standard">(six months experience)</text:p>
      <text:p text:style-name="Standard"/>
      <text:p text:style-name="Standard"><text:span text:style-name="T1">My resume you can find by this link:<text:line-break/></text:span><text:a xlink:type="simple" xlink:href="https://sergioburlaka.github.io/">https://sergioburlaka.github.io/</text:a><text:span text:style-name="T1"> </text:span></text:p>
      <text:p text:style-name="P2"/>
      <text:p text:style-name="Standard"><text:span text:style-name="T1">Also my account at LinkedIn:<text:line-break/></text:span><text:a xlink:type="simple" xlink:href="https://www.linkedin.com/in/sergio-burlaka-9a76a911a/">https://www.linkedin.com/in/sergio-burlaka-9a76a911a/</text:a><text:span text:style-name="T1"> <text:line-break/></text:span><text:line-break/>Best regards Sergey</text:p>
      <text:p text:style-name="Standard"/>
      <text:p text:style-name="Standard"/>
      <text:p text:style-name="Standard">Looking for a job as a junior javascript developer. (Kharkiv Ukraine)</text:p>
      <text:p text:style-name="Standard"/>
      <text:p text:style-name="Standard">Компания Видакс.</text:p>
      <text:p text:style-name="Standard"/>
      <text:p text:style-name="Standard">Я принимал участие в разработке приложения для настройки электронного оборудования. Это оборудование использовалось в супермаркетах. Фронт энд разрабатывался на Реак и Ридакс. Я создавал новые функциональности для приложения, это и верстка и бизнес логика для новых компонентов. </text:p>
      <text:p text:style-name="Standard"/>
      <text:p text:style-name="Standard">I participated in the development of an application for setting up electronic equipment. This equipment was used in supermarkets. The front end was developed <text:span text:style-name="T1">used</text:span> <text:span text:style-name="T1">React.js</text:span> and R<text:span text:style-name="T1">edux</text:span>. I was createing new functionalities for the application, layout and business logic for component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5:42:19.15</meta:creation-date>
    <dc:date>2019-11-27T14:33:37.77</dc:date>
    <meta:editing-duration>PT1H19M56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17" meta:word-count="207" meta:character-count="1415"/>
  </office:meta>
</office:document-meta>
</file>